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a92e" officeooo:paragraph-rsid="000ba92e"/>
    </style:style>
    <style:style style:name="P2" style:family="paragraph" style:parent-style-name="Standard">
      <style:text-properties officeooo:rsid="000c0cd2" officeooo:paragraph-rsid="000c0cd2"/>
    </style:style>
    <style:style style:name="P3" style:family="paragraph" style:parent-style-name="Standard">
      <style:text-properties officeooo:rsid="000d4da3" officeooo:paragraph-rsid="000d4da3"/>
    </style:style>
    <style:style style:name="P4" style:family="paragraph" style:parent-style-name="Standard">
      <style:text-properties officeooo:rsid="000efd5f" officeooo:paragraph-rsid="000efd5f"/>
    </style:style>
    <style:style style:name="P5" style:family="paragraph" style:parent-style-name="Standard">
      <style:text-properties officeooo:rsid="00103f66" officeooo:paragraph-rsid="00103f66"/>
    </style:style>
    <style:style style:name="P6" style:family="paragraph" style:parent-style-name="Standard">
      <style:text-properties officeooo:rsid="0011e261" officeooo:paragraph-rsid="0011e261"/>
    </style:style>
    <style:style style:name="P7" style:family="paragraph" style:parent-style-name="Standard">
      <style:text-properties officeooo:rsid="0013a618" officeooo:paragraph-rsid="0013a618"/>
    </style:style>
    <style:style style:name="P8" style:family="paragraph" style:parent-style-name="Standard">
      <style:text-properties officeooo:rsid="001594e1" officeooo:paragraph-rsid="001594e1"/>
    </style:style>
    <style:style style:name="P9" style:family="paragraph" style:parent-style-name="Standard">
      <style:text-properties officeooo:rsid="00162cd3" officeooo:paragraph-rsid="00162cd3"/>
    </style:style>
    <style:style style:name="P10" style:family="paragraph" style:parent-style-name="Standard">
      <style:text-properties officeooo:rsid="00164efb" officeooo:paragraph-rsid="00164efb"/>
    </style:style>
    <style:style style:name="P11" style:family="paragraph" style:parent-style-name="Standard">
      <style:text-properties officeooo:rsid="00184c00" officeooo:paragraph-rsid="00184c00"/>
    </style:style>
    <style:style style:name="P12" style:family="paragraph" style:parent-style-name="Standard">
      <style:text-properties officeooo:rsid="0018c935" officeooo:paragraph-rsid="0018c935"/>
    </style:style>
    <style:style style:name="T1" style:family="text">
      <style:text-properties officeooo:rsid="000bfca7"/>
    </style:style>
    <style:style style:name="T2" style:family="text">
      <style:text-properties officeooo:rsid="0011e261"/>
    </style:style>
    <style:style style:name="T3" style:family="text">
      <style:text-properties officeooo:rsid="0013a618"/>
    </style:style>
    <style:style style:name="T4" style:family="text">
      <style:text-properties officeooo:rsid="00162cd3"/>
    </style:style>
    <style:style style:name="T5" style:family="text">
      <style:text-properties officeooo:rsid="0018c9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everyone, it's Felis</text:p>
      <text:p text:style-name="P1">In this video tutorial I want to show you some features for the new Tu154 project, how to prepare it for the first flight and how to start the engines.</text:p>
      <text:p text:style-name="P1"/>
      <text:p text:style-name="P1">First, let's get familiar with its features.</text:p>
      <text:p text:style-name="P1">As all my previous projects, this one represents the real world aircraft with its systems and flight dynamics as close to the real as possible. </text:p>
      <text:p text:style-name="P1">It has fully function 3D cockpit with two languages; <text:span text:style-name="T1">2D panels, that can be moved and resized; </text:span>ground stuff and amazing 3D lighting.</text:p>
      <text:p text:style-name="P1"/>
      <text:p text:style-name="P1">Let's connect ground power and get familiar with the cockpit. <text:span text:style-name="T1">To do it, open ground service panel and press “ground power” button. Now we move to the cockpit.</text:span></text:p>
      <text:p text:style-name="P1"/>
      <text:p text:style-name="P2">To navigate in cockpit, use keys on your numpad, where several camera position are stored. Let's move to the engineer's panel by pressing 9 on the numpad.</text:p>
      <text:p text:style-name="P2"/>
      <text:p text:style-name="P3">Turn on four batteries.</text:p>
      <text:p text:style-name="P3">Connect ground power to aircraft's electrical system.</text:p>
      <text:p text:style-name="P3">Turn on direct current inverters to recharge the batteries. Now our aircraft is fully powered by the ground power unit.</text:p>
      <text:p text:style-name="P3"/>
      <text:p text:style-name="P4">Since this is the night time, it would be good to see how to turn on the lights in the cockpit. The main cockpit light turns on here on the engineer's panel. Here you can also set up the flood light for engineer's panel. Front, centre and overhead panels light manipulators located here. (To remove flight yokes – press Shift F9). To set up backlit, use these regulators.</text:p>
      <text:p text:style-name="P4"/>
      <text:p text:style-name="P5">Before we start, let's load our aircraft. Open the load panel. Select number of passengers, crew and cargo load. You can also use these presets.</text:p>
      <text:p text:style-name="P5">To calculate fuel, we need to set distance to the main destination, to alternative airport and select preferred flightlevel. Also we need add some fuel for navigation and taxi. Press LOAD FUEL button. Here you can also manage fuel in tanks manually.</text:p>
      <text:p text:style-name="P5"/>
      <text:p text:style-name="P5">Notice, that Tu154 has limits on minimal amount of fuel, than cannot be less than 12750 kg.</text:p>
      <text:p text:style-name="P5"/>
      <text:p text:style-name="P5">As a result we have all the information, we need. Like Zero fuel weight, takeoff weight, landing weight and CG positions. It is highly recommended to keep CG between 18 and 32% I recommend 25% MAC. Also we have calculated stabilizer settings.</text:p>
      <text:p text:style-name="P5"/>
      <text:p text:style-name="P5">Press LOAD FAST button.</text:p>
      <text:p text:style-name="P5"/>
      <text:p text:style-name="P5">Go to the ground service panel and remove sensors and engines covers. We leave gear block for now and remove them later.</text:p>
      <text:p text:style-name="P5"/>
      <text:p text:style-name="P5">Test all lamps.</text:p>
      <text:p text:style-name="P5"/>
      <text:p text:style-name="P5">Turn on fire protection system <text:span text:style-name="T2">and test it. Test main horn. </text:span></text:p>
      <text:p text:style-name="P5"/>
      <text:p text:style-name="P8">Turn on the beacon and NAV lights.</text:p>
      <text:p text:style-name="P5"/>
      <text:p text:style-name="P6">Go to the APU panel and start it. Turn on main switch, select start mode and press START button after three green lights lit.</text:p>
      <text:p text:style-name="P6">APU started.</text:p>
      <text:p text:style-name="P6"><text:soft-page-break/></text:p>
      <text:p text:style-name="P6">Connect APU generator to the main electric bus.</text:p>
      <text:p text:style-name="P6">Charge hydraulic systems. Turn on second and third system's electric pumps. Turn on PTS-250 number 1 to have pressure indicators working. You can also turn on auxiliary artificial horizon to do the trick. <text:span text:style-name="T3">Open crossfeed between first and second hydraulic system and charge the first system.</text:span></text:p>
      <text:p text:style-name="P7">Press Accumulator charge button and gain pressure in emergency braking system.</text:p>
      <text:p text:style-name="P7">Now we can turn off electric pumps, because they consume too much power.</text:p>
      <text:p text:style-name="P7"/>
      <text:p text:style-name="P7">Disconnect ground power unit.</text:p>
      <text:p text:style-name="P7"/>
      <text:p text:style-name="P7">Remove gear blocks and check parking brakes. Braking pressure indicates, that brakes works fine and aircraft will not move, once we start engines.</text:p>
      <text:p text:style-name="P7"/>
      <text:p text:style-name="P8">Go to overhead panel and turn on radioaltimeters and voice recorder. Turn on flight recorder.</text:p>
      <text:p text:style-name="P8"/>
      <text:p text:style-name="P8">Turn on fuel pumps. Turn on automatic fuel system and fuel meters. </text:p>
      <text:p text:style-name="P8">Open fire valves.</text:p>
      <text:p text:style-name="P8">Turn on engine instruments.</text:p>
      <text:p text:style-name="P8"/>
      <text:p text:style-name="P8">Open AIR BLEED valve on APU panel. Wait until “ready to start” lamp shuts off. This will give air pressure for engines starter.</text:p>
      <text:p text:style-name="P8">Open engines start on ground panel. Turn on the main switch here and select start mode.</text:p>
      <text:p text:style-name="P8">Select the engine 1, you want to start and press <text:s/>the START button. Open selected engine fuel valve, when RPM 1 reaches 20%.</text:p>
      <text:p text:style-name="P8">Check generator 1 and connect it to the bus.</text:p>
      <text:p text:style-name="P8"/>
      <text:p text:style-name="P8">Start engine 2 <text:span text:style-name="T4">and 3</text:span></text:p>
      <text:p text:style-name="P8"/>
      <text:p text:style-name="P9">Disconnect APU generator, close the air valve and stop APU.</text:p>
      <text:p text:style-name="P9"/>
      <text:p text:style-name="P9">Open engines air bleed valves. Turn on mass air supply systems and open pressurization valves.</text:p>
      <text:p text:style-name="P9">Set all temperature regulators to AUTO.</text:p>
      <text:p text:style-name="P9">Set up cabin pressure to 650 mm and pressure difference to 0.6</text:p>
      <text:p text:style-name="P9"/>
      <text:p text:style-name="P9">Turn on ICE DETECTING system and antiice if required.</text:p>
      <text:p text:style-name="P9"/>
      <text:p text:style-name="P9">Engines started. Now let's move on and turn on navigation systems.</text:p>
      <text:p text:style-name="P9"/>
      <text:p text:style-name="P9">Turn on left VSI, AOA, Altimeter, Turn indicator, ATT system, Artificial horizons and Gyro-vertial, Compass system, Magnetic compass correction, set compass indication to gyro, Indicated airspeed system, KLN, VSI right, TCAS, Electronic altimeter, navigation system, Short range radio navigation system, radios, gyro roll stabilisation, HF radio, intercom and right electronic altimeter.</text:p>
      <text:p text:style-name="P9"/>
      <text:p text:style-name="P10">Turn on Doppler system, set it to NVU by DOPP mode. Turn on cabin signs. Turn on window heat to LOW. Test and turn on pitot heat.</text:p>
      <text:p text:style-name="P10"/>
      <text:p text:style-name="P10">Turn on ADFs and set up frequencies.</text:p>
      <text:p text:style-name="P10"/>
      <text:p text:style-name="P11">Set up the latitude on the compass system. Select magnetic mode and adjust main gyro. Then select reference gyro and adjust it too. Now set directional gyro mode and adjust both gyros.</text:p>
      <text:p text:style-name="P10"/>
      <text:p text:style-name="P10"/>
      <text:p text:style-name="P10"><text:soft-page-break/></text:p>
      <text:p text:style-name="P10">Now move to the center panel and turn on hydraulic busters. Now we can move flight controls.</text:p>
      <text:p text:style-name="P10">Go to the autopilot panel. Here we can see it turned off. Open arrest cap and press two buttons there. Check artificial horizons and hidden gyro vertical. To reset the error, turn the ATT system off and on back on.</text:p>
      <text:p text:style-name="P10">Turn on autopilot on the overhead panel. Check its work. It should always be ON, in manual or automatic mode.</text:p>
      <text:p text:style-name="P10"/>
      <text:p text:style-name="P12">Turn on needles and set the NAV mode. Turn on roll and pitch channels.</text:p>
      <text:p text:style-name="P10"><text:s/></text:p>
      <text:p text:style-name="P11">Turn on weather radar and set it to READY mode. When green light appear, you can set it to METEO mode.</text:p>
      <text:p text:style-name="P11"/>
      <text:p text:style-name="P11">Set up transponder code. Press the ENT button, enter your code and press ENT again.</text:p>
      <text:p text:style-name="P11"/>
      <text:p text:style-name="P11">Press the center button on the AOA indicator to reset overload needles.</text:p>
      <text:p text:style-name="P11"/>
      <text:p text:style-name="P11">Set up pressure on altimeters. To set up standard pressure on the electronic altimeter, press the hidden button above <text:span text:style-name="T5">pressure knob. You can switch it between feet and meters by the upper right button. Also you can set up the preferred flightlevel. When you reach it – altimeter will make a sound.</text:span></text:p>
      <text:p text:style-name="P11"/>
      <text:p text:style-name="P12">Turn on nosewheel steering system and select 65 degrees mode. </text:p>
      <text:p text:style-name="P12"/>
      <text:p text:style-name="P12">Extend landing lights and turn them to taxi mode.</text:p>
      <text:p text:style-name="P12"/>
      <text:p text:style-name="P12">Extend flaps to 15 or 28 deg.</text:p>
      <text:p text:style-name="P12"/>
      <text:p text:style-name="P12">After you line up the runway – turn nose-wheel to 10 degrees and close the cap.</text:p>
      <text:p text:style-name="P12"/>
      <text:p text:style-name="P12">Red lamp “takeoff not ready” should be off now, which means you are ready for your first fl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5:37:21.794000000</meta:creation-date>
    <dc:date>2016-04-28T17:14:20.197000000</dc:date>
    <meta:editing-duration>PT1H6M3S</meta:editing-duration>
    <meta:editing-cycles>11</meta:editing-cycles>
    <meta:generator>LibreOffice/5.0.3.2$Windows_x86 LibreOffice_project/e5f16313668ac592c1bfb310f4390624e3dbfb75</meta:generator>
    <meta:document-statistic meta:table-count="0" meta:image-count="0" meta:object-count="0" meta:page-count="3" meta:paragraph-count="61" meta:word-count="1085" meta:character-count="6222" meta:non-whitespace-character-count="5188"/>
  </office:meta>
</office:document-meta>
</file>